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4936" officeooo:paragraph-rsid="00154936"/>
    </style:style>
    <style:style style:name="P2" style:family="paragraph" style:parent-style-name="Standard">
      <style:text-properties officeooo:paragraph-rsid="00154936"/>
    </style:style>
    <style:style style:name="P3" style:family="paragraph" style:parent-style-name="Standard">
      <style:text-properties fo:font-style="italic" fo:font-weight="bold" officeooo:paragraph-rsid="00154936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officeooo:rsid="00154936" officeooo:paragraph-rsid="00154936" style:font-weight-asian="bold" style:font-weight-complex="bold"/>
    </style:style>
    <style:style style:name="P5" style:family="paragraph" style:parent-style-name="Standard">
      <style:text-properties fo:font-style="normal" fo:font-weight="normal" officeooo:rsid="00171918" officeooo:paragraph-rsid="00171918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officeooo:rsid="00154936" officeooo:paragraph-rsid="00154936"/>
    </style:style>
    <style:style style:name="P7" style:family="paragraph" style:parent-style-name="Standard" style:list-style-name="L2">
      <style:text-properties officeooo:rsid="00154936" officeooo:paragraph-rsid="00154936"/>
    </style:style>
    <style:style style:name="P8" style:family="paragraph" style:parent-style-name="Standard" style:list-style-name="L2">
      <style:text-properties officeooo:paragraph-rsid="00154936"/>
    </style:style>
    <style:style style:name="P9" style:family="paragraph" style:parent-style-name="Standard" style:list-style-name="L2">
      <style:text-properties officeooo:paragraph-rsid="001572c4"/>
    </style:style>
    <style:style style:name="P10" style:family="paragraph" style:parent-style-name="Standard" style:list-style-name="L2">
      <style:text-properties officeooo:paragraph-rsid="0017c8fa"/>
    </style:style>
    <style:style style:name="P11" style:family="paragraph" style:parent-style-name="Standard" style:list-style-name="L2">
      <style:text-properties officeooo:paragraph-rsid="00171918"/>
    </style:style>
    <style:style style:name="P12" style:family="paragraph" style:parent-style-name="Standard" style:list-style-name="L2">
      <style:text-properties officeooo:paragraph-rsid="0019b883"/>
    </style:style>
    <style:style style:name="P13" style:family="paragraph" style:parent-style-name="Standard" style:list-style-name="L2">
      <style:text-properties officeooo:paragraph-rsid="001c4945"/>
    </style:style>
    <style:style style:name="P14" style:family="paragraph" style:parent-style-name="Standard" style:list-style-name="L2">
      <style:text-properties officeooo:rsid="001f210b" officeooo:paragraph-rsid="001f210b"/>
    </style:style>
    <style:style style:name="P15" style:family="paragraph" style:parent-style-name="Standard" style:list-style-name="L2">
      <style:text-properties officeooo:rsid="001572c4" officeooo:paragraph-rsid="001572c4"/>
    </style:style>
    <style:style style:name="P16" style:family="paragraph" style:parent-style-name="Standard" style:list-style-name="L2">
      <style:text-properties officeooo:rsid="001572c4" officeooo:paragraph-rsid="0023e827"/>
    </style:style>
    <style:style style:name="P17" style:family="paragraph" style:parent-style-name="Standard" style:list-style-name="L2">
      <style:text-properties officeooo:rsid="001572c4" officeooo:paragraph-rsid="001c4945"/>
    </style:style>
    <style:style style:name="P18" style:family="paragraph" style:parent-style-name="Standard" style:list-style-name="L2">
      <style:text-properties fo:font-style="normal" officeooo:rsid="0019b883" officeooo:paragraph-rsid="0019b883" style:font-style-asian="normal" style:font-style-complex="normal"/>
    </style:style>
    <style:style style:name="P19" style:family="paragraph" style:parent-style-name="Standard" style:list-style-name="L3">
      <style:text-properties fo:font-style="normal" fo:font-weight="normal" officeooo:rsid="00171918" officeooo:paragraph-rsid="00171918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officeooo:rsid="001b4b35" officeooo:paragraph-rsid="001b4b35"/>
    </style:style>
    <style:style style:name="P21" style:family="paragraph" style:parent-style-name="Standard" style:list-style-name="L2">
      <style:text-properties officeooo:rsid="001b4b35" officeooo:paragraph-rsid="001c4945"/>
    </style:style>
    <style:style style:name="P22" style:family="paragraph" style:parent-style-name="Standard" style:list-style-name="L2">
      <style:text-properties officeooo:rsid="00171918" officeooo:paragraph-rsid="00171918"/>
    </style:style>
    <style:style style:name="P23" style:family="paragraph" style:parent-style-name="Standard" style:list-style-name="L2">
      <style:text-properties officeooo:rsid="0019b883" officeooo:paragraph-rsid="0019b883"/>
    </style:style>
    <style:style style:name="P24" style:family="paragraph" style:parent-style-name="Standard" style:list-style-name="L3">
      <style:text-properties officeooo:paragraph-rsid="001a3759"/>
    </style:style>
    <style:style style:name="T1" style:family="text">
      <style:text-properties officeooo:rsid="00154936"/>
    </style:style>
    <style:style style:name="T2" style:family="text">
      <style:text-properties officeooo:rsid="001572c4"/>
    </style:style>
    <style:style style:name="T3" style:family="text">
      <style:text-properties officeooo:rsid="00171918"/>
    </style:style>
    <style:style style:name="T4" style:family="text">
      <style:text-properties fo:font-style="italic" fo:font-weight="bold" officeooo:rsid="00154936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71918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a3759" style:font-style-asian="italic" style:font-weight-asian="bold" style:font-style-complex="italic" style:font-weight-complex="bold"/>
    </style:style>
    <style:style style:name="T7" style:family="text">
      <style:text-properties officeooo:rsid="0017c8fa"/>
    </style:style>
    <style:style style:name="T8" style:family="text">
      <style:text-properties officeooo:rsid="0019b883"/>
    </style:style>
    <style:style style:name="T9" style:family="text">
      <style:text-properties officeooo:rsid="001b894a"/>
    </style:style>
    <style:style style:name="T10" style:family="text">
      <style:text-properties officeooo:rsid="001c4945"/>
    </style:style>
    <style:style style:name="T11" style:family="text">
      <style:text-properties officeooo:rsid="001d5b94"/>
    </style:style>
    <style:style style:name="T12" style:family="text">
      <style:text-properties officeooo:rsid="00210ebe"/>
    </style:style>
    <style:style style:name="T13" style:family="text">
      <style:text-properties officeooo:rsid="00224239"/>
    </style:style>
    <style:style style:name="T14" style:family="text">
      <style:text-properties officeooo:rsid="00256b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jamovi file format</text:p>
      <text:p text:style-name="P2"/>
      <text:p text:style-name="P3">META-INF/MANIFEST.MF</text:p>
      <text:list xml:id="list939844522" text:style-name="L1">
        <text:list-item>
          <text:p text:style-name="P6">Manifest-Version: 1.0</text:p>
        </text:list-item>
        <text:list-item>
          <text:p text:style-name="P6">Data-Archive-Version: 1.0.2</text:p>
        </text:list-item>
        <text:list-item>
          <text:p text:style-name="P6">jamovi-Archive-Version: 8.0</text:p>
        </text:list-item>
        <text:list-item>
          <text:p text:style-name="P6">Created-By: jamovi 0.0.0.0</text:p>
        </text:list-item>
      </text:list>
      <text:p text:style-name="P1"/>
      <text:p text:style-name="P2"><text:span text:style-name="T4">metadata.json </text:span><text:span text:style-name="T5">(top-level name: dataSet)</text:span></text:p>
      <text:list xml:id="list1375310952" text:style-name="L2">
        <text:list-item>
          <text:p text:style-name="P7">rowCount: number of rows in the data set</text:p>
        </text:list-item>
        <text:list-item>
          <text:p text:style-name="P7">columnCount: number of rows in the data set</text:p>
        </text:list-item>
        <text:list-item>
          <text:p text:style-name="P7">removedRows <text:span text:style-name="T13">(default: empty)</text:span></text:p>
          <text:list>
            <text:list-item>
              <text:p text:style-name="P14">index: line where lines where removed (after this line)</text:p>
            </text:list-item>
            <text:list-item>
              <text:p text:style-name="P14">count: number of removed lines</text:p>
            </text:list-item>
          </text:list>
        </text:list-item>
        <text:list-item>
          <text:p text:style-name="P8"><text:span text:style-name="T3">a</text:span><text:span text:style-name="T1">ddedRows</text:span></text:p>
          <text:list>
            <text:list-item>
              <text:p text:style-name="P8"/>
            </text:list-item>
          </text:list>
        </text:list-item>
        <text:list-item>
          <text:p text:style-name="P7">fields: contains description for every data column (one field per column)</text:p>
          <text:list>
            <text:list-item>
              <text:p text:style-name="P9">name: <text:span text:style-name="T2">column name</text:span></text:p>
            </text:list-item>
            <text:list-item>
              <text:p text:style-name="P9">id: <text:span text:style-name="T12">column id (numerical; could default to the column number)</text:span></text:p>
            </text:list-item>
            <text:list-item>
              <text:p text:style-name="P9">columnType: <text:span text:style-name="T2">type of data contained in the column</text:span></text:p>
              <text:list>
                <text:list-item>
                  <text:p text:style-name="P15">Data <text:span text:style-name="T12">(default)</text:span></text:p>
                </text:list-item>
                <text:list-item>
                  <text:p text:style-name="P18">Computed</text:p>
                </text:list-item>
                <text:list-item>
                  <text:p text:style-name="P18">Recoded</text:p>
                </text:list-item>
                <text:list-item>
                  <text:p text:style-name="P15">Filter</text:p>
                </text:list-item>
              </text:list>
            </text:list-item>
            <text:list-item>
              <text:p text:style-name="P9"><text:span text:style-name="T9">d</text:span>ataType</text:p>
              <text:list>
                <text:list-item>
                  <text:p text:style-name="P16">Integer <text:span text:style-name="T12">(default)</text:span></text:p>
                </text:list-item>
                <text:list-item>
                  <text:p text:style-name="P15">Decimal </text:p>
                </text:list-item>
                <text:list-item>
                  <text:p text:style-name="P15">Text</text:p>
                </text:list-item>
              </text:list>
            </text:list-item>
            <text:list-item>
              <text:p text:style-name="P9">measureType</text:p>
              <text:list>
                <text:list-item>
                  <text:p text:style-name="P15">ID</text:p>
                </text:list-item>
                <text:list-item>
                  <text:p text:style-name="P16">Nominal <text:span text:style-name="T12">(default)</text:span></text:p>
                </text:list-item>
                <text:list-item>
                  <text:p text:style-name="P15">Ordinal</text:p>
                </text:list-item>
                <text:list-item>
                  <text:p text:style-name="P15">Continuous</text:p>
                </text:list-item>
                <text:list-item>
                  <text:p text:style-name="P20">None?</text:p>
                </text:list-item>
              </text:list>
            </text:list-item>
            <text:list-item>
              <text:p text:style-name="P10">formula <text:span text:style-name="T7">(for Computed Variables): formula used for calculations </text:span><text:span text:style-name="T8">or filters </text:span><text:span text:style-name="T7">(default: </text:span><text:span text:style-name="T2">""</text:span><text:span text:style-name="T7">)</text:span></text:p>
            </text:list-item>
            <text:list-item>
              <text:p text:style-name="P10">formulaMessage: <text:span text:style-name="T11">error message for misformed formulas </text:span><text:span text:style-name="T7">(default: </text:span><text:span text:style-name="T2">""</text:span><text:span text:style-name="T7">)</text:span></text:p>
            </text:list-item>
            <text:list-item>
              <text:p text:style-name="P11">parentId: ? <text:span text:style-name="T7">(default: 0)</text:span></text:p>
            </text:list-item>
            <text:list-item>
              <text:p text:style-name="P9">width: <text:span text:style-name="T2">column width in the jamovi data editor (default: 100)</text:span></text:p>
            </text:list-item>
            <text:list-item>
              <text:p text:style-name="P9">type: <text:span text:style-name="T2">data type (“integer” [4 byte], “number” [double, 8 byte])</text:span></text:p>
            </text:list-item>
            <text:list-item>
              <text:p text:style-name="P12">importName: <text:span text:style-name="T2">name of the column when it was originally imported </text:span><text:span text:style-name="T7">(default: same as “name”) </text:span><text:span text:style-name="T8">– </text:span><text:span text:style-name="T2">"" </text:span><text:span text:style-name="T8">if created new</text:span></text:p>
            </text:list-item>
            <text:list-item>
              <text:p text:style-name="P13">description: <text:span text:style-name="T2">variable description / label </text:span><text:span text:style-name="T10">(default: </text:span><text:span text:style-name="T2">""</text:span><text:span text:style-name="T10">)</text:span></text:p>
            </text:list-item>
            <text:list-item>
              <text:p text:style-name="P9">transform: <text:span text:style-name="T7">for transformed variables</text:span>?</text:p>
            </text:list-item>
            <text:list-item>
              <text:p text:style-name="P9">edits: <text:span text:style-name="T2">marks which rows in the table where edited </text:span><text:span text:style-name="T3">(can contain several ranges as those listed below)</text:span></text:p>
              <text:list>
                <text:list-item>
                  <text:p text:style-name="P22">start</text:p>
                </text:list-item>
                <text:list-item>
                  <text:p text:style-name="P22">end</text:p>
                </text:list-item>
              </text:list>
            </text:list-item>
            <text:list-item>
              <text:p text:style-name="P9">missingValues: ?</text:p>
            </text:list-item>
            <text:list-item>
              <text:p text:style-name="P11"><text:span text:style-name="T7">t</text:span><text:span text:style-name="T3">rimValues (only dataType “Text”): TRUE / FALSE (retain unused levels – trimValues: T doesn’t retain them)</text:span></text:p>
            </text:list-item>
            <text:list-item>
              <text:p text:style-name="P12"><text:span text:style-name="T8">filterNo (</text:span><text:span text:style-name="T3">only </text:span><text:span text:style-name="T8">column</text:span><text:span text:style-name="T3">Type “</text:span><text:span text:style-name="T8">Filter</text:span><text:span text:style-name="T3">”</text:span><text:span text:style-name="T8">): </text:span></text:p>
            </text:list-item>
            <text:list-item>
              <text:p text:style-name="P23">active (<text:span text:style-name="T3">only </text:span>column<text:span text:style-name="T3">Type “</text:span>Filter<text:span text:style-name="T3">”</text:span>): TRUE / FALSE (filter active)</text:p>
            </text:list-item>
          </text:list>
        </text:list-item>
        <text:list-item>
          <text:p text:style-name="P13"><text:soft-page-break/><text:span text:style-name="T3">t</text:span><text:span text:style-name="T1">ransforms: </text:span><text:span text:style-name="T10">contains </text:span><text:span text:style-name="T14">a </text:span><text:span text:style-name="T1">description for every </text:span><text:span text:style-name="T10">transformation rule</text:span><text:span text:style-name="T1"> </text:span><text:span text:style-name="T10">(those rules can be applied to several columns)</text:span></text:p>
          <text:list>
            <text:list-item>
              <text:p text:style-name="P8">name: <text:span text:style-name="T10">name of the transformation rule (e.g., </text:span>"Transform 1"<text:span text:style-name="T10">)</text:span></text:p>
            </text:list-item>
            <text:list-item>
              <text:p text:style-name="P8">id: ?</text:p>
            </text:list-item>
            <text:list-item>
              <text:p text:style-name="P8"><text:span text:style-name="T10">s</text:span>uffix: ? <text:span text:style-name="T10">(default: </text:span>""<text:span text:style-name="T10">)</text:span></text:p>
            </text:list-item>
            <text:list-item>
              <text:p text:style-name="P8">formula: <text:span text:style-name="T10">formula for the transformation (e.g., </text:span>"MATCH($source, 'VC', 'OJ')"<text:span text:style-name="T10">)</text:span></text:p>
            </text:list-item>
            <text:list-item>
              <text:p text:style-name="P8">formulaMessage: ?</text:p>
            </text:list-item>
            <text:list-item>
              <text:p text:style-name="P8"><text:span text:style-name="T10">m</text:span>easureType: <text:span text:style-name="T10">(default: None)</text:span></text:p>
              <text:list>
                <text:list-item>
                  <text:p text:style-name="P17">ID</text:p>
                </text:list-item>
                <text:list-item>
                  <text:p text:style-name="P17">Nominal</text:p>
                </text:list-item>
                <text:list-item>
                  <text:p text:style-name="P17">Ordinal</text:p>
                </text:list-item>
                <text:list-item>
                  <text:p text:style-name="P17">Continuous</text:p>
                </text:list-item>
                <text:list-item>
                  <text:p text:style-name="P21">None</text:p>
                </text:list-item>
              </text:list>
            </text:list-item>
            <text:list-item>
              <text:p text:style-name="P13">description: <text:span text:style-name="T2">variable description / label </text:span><text:span text:style-name="T10">(default: </text:span>""<text:span text:style-name="T10">)</text:span></text:p>
            </text:list-item>
          </text:list>
        </text:list-item>
      </text:list>
      <text:p text:style-name="P2"/>
      <text:p text:style-name="P3">xdata.json</text:p>
      <text:list xml:id="list4048583352" text:style-name="L3">
        <text:list-item>
          <text:p text:style-name="P24"><text:span text:style-name="T6">variable </text:span><text:span text:style-name="T5">name: </text:span><text:span text:style-name="T6">matches a column name in the data frame</text:span></text:p>
          <text:list>
            <text:list-item>
              <text:p text:style-name="P19">labels (value labels)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ans CJK JP Regular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oto Sans CJK JP Regular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" fo:font-family="Times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family-generic="roman"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bastian Jentschke</meta:initial-creator>
    <meta:creation-date>2020-07-01T09:53:25.141721854</meta:creation-date>
    <dc:date>2020-07-17T22:07:15.176107162</dc:date>
    <dc:creator>Sebastian Jentschke</dc:creator>
    <meta:editing-duration>P4DT4M45S</meta:editing-duration>
    <meta:editing-cycles>7</meta:editing-cycles>
    <meta:generator>LibreOffice/6.4.5.2$Linux_X86_64 LibreOffice_project/a726b36747cf2001e06b58ad5db1aa3a9a1872d6</meta:generator>
    <meta:document-statistic meta:table-count="0" meta:image-count="0" meta:object-count="0" meta:page-count="2" meta:paragraph-count="63" meta:word-count="352" meta:character-count="2086" meta:non-whitespace-character-count="1851"/>
  </office:meta>
</office:document-meta>
</file>